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sible setup</text:p>
      <text:p text:style-name="Standard">-------------</text:p>
      <text:p text:style-name="Standard">Static Inventory:</text:p>
      <text:p text:style-name="Standard">-----------------</text:p>
      <text:p text:style-name="Standard">Create a host file as below</text:p>
      <text:p text:style-name="Standard">----------------</text:p>
      <text:p text:style-name="Standard"/>
      <text:p text:style-name="Standard">root@ubuntu:~/verizon/Day2/ansible# vi hosts</text:p>
      <text:p text:style-name="Standard">root@ubuntu:~/verizon/Day2/ansible# cat hosts </text:p>
      <text:p text:style-name="Standard">ubuntu1 ansible_user=root ansible_port=2000 ansible_host=localhost ansible_private_key_file=/root/.ssh/id_rsa</text:p>
      <text:p text:style-name="Standard">ubuntu2 ansible_user=root ansible_port=2001 ansible_host=localhost ansible_private_key_file=/root/.ssh/id_rsa</text:p>
      <text:p text:style-name="Standard">ubuntu3 ansible_user=root ansible_port=2002 ansible_host=localhost ansible_private_key_file=/root/.ssh/id_rsa</text:p>
      <text:p text:style-name="Standard"/>
      <text:p text:style-name="Standard">Now do a ansible command to ping the created containers</text:p>
      <text:p text:style-name="Standard">--------------------</text:p>
      <text:p text:style-name="Standard">root@ubuntu:~/verizon/Day2/ansible# ansible -i hosts all -m ping</text:p>
      <text:p text:style-name="Standard">ubuntu1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ubuntu3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ubuntu2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/>
      <text:p text:style-name="Standard">Note: -i (inventory file) and -m (whtever given after -m runs with ansible module) and all is the group name (default group)</text:p>
      <text:p text:style-name="Standard"/>
      <text:p text:style-name="Standard">To ping a particular container</text:p>
      <text:p text:style-name="Standard">--------------</text:p>
      <text:p text:style-name="Standard">root@ubuntu:~/verizon/Day2/ansible# ansible -i hosts ubuntu1 -m ping</text:p>
      <text:p text:style-name="Standard">ubuntu1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root@ubuntu:~/verizon/Day2/ansible# ansible -i hosts ubuntu1,ubuntu2 -m ping</text:p>
      <text:p text:style-name="Standard">ubuntu2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ubuntu1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/>
      <text:p text:style-name="Standard"/>
      <text:p text:style-name="Standard"><text:soft-page-break/>Creating groups and managing hosts</text:p>
      <text:p text:style-name="Standard">---------------</text:p>
      <text:p text:style-name="Standard">root@ubuntu:~/verizon/Day2/ansible# cat hosts </text:p>
      <text:p text:style-name="Standard">[all]</text:p>
      <text:p text:style-name="Standard">ubuntu1 ansible_user=root ansible_port=2000 ansible_host=localhost ansible_private_key_file=/root/.ssh/id_rsa</text:p>
      <text:p text:style-name="Standard">ubuntu2 ansible_user=root ansible_port=2001 ansible_host=localhost ansible_private_key_file=/root/.ssh/id_rsa</text:p>
      <text:p text:style-name="Standard">ubuntu3 ansible_user=root ansible_port=2002 ansible_host=localhost ansible_private_key_file=/root/.ssh/id_rsa</text:p>
      <text:p text:style-name="Standard"/>
      <text:p text:style-name="Standard">[dev_server]</text:p>
      <text:p text:style-name="Standard">ubuntu1</text:p>
      <text:p text:style-name="Standard"/>
      <text:p text:style-name="Standard">[QA_server]</text:p>
      <text:p text:style-name="Standard">ubuntu1</text:p>
      <text:p text:style-name="Standard">ubuntu2</text:p>
      <text:p text:style-name="Standard"/>
      <text:p text:style-name="Standard">[Prod Server]</text:p>
      <text:p text:style-name="Standard">ubuntu3</text:p>
      <text:p text:style-name="Standard"/>
      <text:p text:style-name="Standard">Note: for telling range of servers we can give like below,</text:p>
      <text:p text:style-name="Standard">[QA_server]</text:p>
      <text:p text:style-name="Standard">ubuntu[1:2]</text:p>
      <text:p text:style-name="Standard"/>
      <text:p text:style-name="Standard">Output:</text:p>
      <text:p text:style-name="Standard">---------</text:p>
      <text:p text:style-name="Standard"/>
      <text:p text:style-name="Standard">root@ubuntu:~/verizon/Day2/ansible# ansible -i hosts dev_server -m ping</text:p>
      <text:p text:style-name="Standard">ubuntu1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root@ubuntu:~/verizon/Day2/ansible# ansible -i hosts QA_server -m ping</text:p>
      <text:p text:style-name="Standard">ubuntu2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ubuntu1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/>
      <text:p text:style-name="Standard"/>
      <text:p text:style-name="Standard">ANSIBLE PLAYBOOK</text:p>
      <text:p text:style-name="Standard">-------------------</text:p>
      <text:p text:style-name="Standard"/>
      <text:p text:style-name="Standard">root@ubuntu:~/verizon/Day2/ansible# vim ping.yml</text:p>
      <text:p text:style-name="Standard"/>
      <text:p text:style-name="Standard">root@ubuntu:~/verizon/Day2/ansible# cat ping.yml </text:p>
      <text:p text:style-name="Standard">- name: This play demonstrates the use of ping module</text:p>
      <text:p text:style-name="Standard"><text:s text:c="2"/>hosts: all</text:p>
      <text:p text:style-name="Standard"><text:s text:c="2"/>tasks: </text:p>
      <text:p text:style-name="Standard"><text:soft-page-break/><text:s text:c="3"/>- name: Ping the docker container</text:p>
      <text:p text:style-name="Standard"><text:s text:c="5"/>ping:</text:p>
      <text:p text:style-name="Standard"/>
      <text:p text:style-name="Standard">root@ubuntu:~/verizon/Day2/ansible# ansible-playbook -i hosts ping.yml </text:p>
      <text:p text:style-name="Standard"/>
      <text:p text:style-name="Standard">PLAY [This play demonstrates the use of ping module] **************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</text:p>
      <text:p text:style-name="Standard">ok: [ubuntu2]</text:p>
      <text:p text:style-name="Standard">ok: [ubuntu3]</text:p>
      <text:p text:style-name="Standard">ok: [ubuntu1]</text:p>
      <text:p text:style-name="Standard"/>
      <text:p text:style-name="Standard">TASK [Ping the docker container] *************************************************************************************************************</text:p>
      <text:p text:style-name="Standard">ok: [ubuntu3]</text:p>
      <text:p text:style-name="Standard">ok: [ubuntu1]</text:p>
      <text:p text:style-name="Standard">ok: [ubuntu2]</text:p>
      <text:p text:style-name="Standard"/>
      <text:p text:style-name="Standard">PLAY RECAP ***********************************************************************************************************************************</text:p>
      <text:p text:style-name="Standard">ubuntu1 <text:s text:c="19"/>: ok=2 <text:s text:c="3"/>changed=0 <text:s text:c="3"/>unreachable=0 <text:s text:c="3"/>failed=0 <text:s text:c="2"/></text:p>
      <text:p text:style-name="Standard">ubuntu2 <text:s text:c="19"/>: ok=2 <text:s text:c="3"/>changed=0 <text:s text:c="3"/>unreachable=0 <text:s text:c="3"/>failed=0 <text:s text:c="2"/></text:p>
      <text:p text:style-name="Standard">ubuntu3 <text:s text:c="19"/>: ok=2 <text:s text:c="3"/>changed=0 <text:s text:c="3"/>unreachable=0 <text:s text:c="3"/>failed=0 <text:s text:c="2"/></text:p>
      <text:p text:style-name="Standard"/>
      <text:p text:style-name="Standard">root@ubuntu:~/verizon/Day2/ansible# </text:p>
      <text:p text:style-name="Standard"/>
      <text:p text:style-name="Standard">Note: Gather facts will be by default to true and runs for all playbook unless specifially set to false as shown below.</text:p>
      <text:p text:style-name="Standard"/>
      <text:p text:style-name="Standard">To run for groups we run it as seperate tasks in single playbooks</text:p>
      <text:p text:style-name="Standard">-----------------------------------</text:p>
      <text:p text:style-name="Standard"/>
      <text:p text:style-name="Standard">root@ubuntu:~/verizon/Day2/ansible# cat ping.yml </text:p>
      <text:p text:style-name="Standard">- name: This play demonstrates the use of ping module of dev hosts</text:p>
      <text:p text:style-name="Standard"><text:s text:c="2"/>hosts: dev</text:p>
      <text:p text:style-name="Standard"><text:s text:c="2"/>gather_facts: false</text:p>
      <text:p text:style-name="Standard"><text:s text:c="2"/>tasks: </text:p>
      <text:p text:style-name="Standard"><text:s text:c="3"/>- name: Ping the docker dev container</text:p>
      <text:p text:style-name="Standard"><text:s text:c="5"/>ping: </text:p>
      <text:p text:style-name="Standard"/>
      <text:p text:style-name="Standard">- name: This play demonstrates the use of ping module of qa hosts</text:p>
      <text:p text:style-name="Standard"><text:s text:c="2"/>hosts: qa</text:p>
      <text:p text:style-name="Standard"><text:s text:c="2"/>tasks: </text:p>
      <text:p text:style-name="Standard"><text:s text:c="3"/>- name: Ping the docker qa container</text:p>
      <text:p text:style-name="Standard"><text:s text:c="5"/>ping:</text:p>
      <text:p text:style-name="Standard"/>
      <text:p text:style-name="Standard">- name: This play demonstrates the use of ping module of prod hosts</text:p>
      <text:p text:style-name="Standard"><text:soft-page-break/><text:s text:c="2"/>hosts: prod</text:p>
      <text:p text:style-name="Standard"><text:s text:c="2"/>tasks: </text:p>
      <text:p text:style-name="Standard"><text:s text:c="3"/>- name: Ping the docker prod container</text:p>
      <text:p text:style-name="Standard"><text:s text:c="5"/>ping:</text:p>
      <text:p text:style-name="Standard"/>
      <text:p text:style-name="Standard">Output:</text:p>
      <text:p text:style-name="Standard">-------</text:p>
      <text:p text:style-name="Standard">root@ubuntu:~/verizon/Day2/ansible# ansible-playbook -i hosts ping.yml </text:p>
      <text:p text:style-name="Standard"/>
      <text:p text:style-name="Standard">PLAY [This play demonstrates the use of ping module of dev hosts] ****************************************************************************</text:p>
      <text:p text:style-name="Standard"/>
      <text:p text:style-name="Standard">TASK [Ping the docker dev container] *********************************************************************************************************</text:p>
      <text:p text:style-name="Standard">ok: [ubuntu1]</text:p>
      <text:p text:style-name="Standard"/>
      <text:p text:style-name="Standard">PLAY [This play demonstrates the use of ping module of qa hosts] **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</text:p>
      <text:p text:style-name="Standard">ok: [ubuntu1]</text:p>
      <text:p text:style-name="Standard">ok: [ubuntu2]</text:p>
      <text:p text:style-name="Standard"/>
      <text:p text:style-name="Standard">TASK [Ping the docker qa container] **********************************************************************************************************</text:p>
      <text:p text:style-name="Standard">ok: [ubuntu1]</text:p>
      <text:p text:style-name="Standard">ok: [ubuntu2]</text:p>
      <text:p text:style-name="Standard"/>
      <text:p text:style-name="Standard">PLAY [This play demonstrates the use of ping module of prod hosts] 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</text:p>
      <text:p text:style-name="Standard">ok: [ubuntu3]</text:p>
      <text:p text:style-name="Standard"/>
      <text:p text:style-name="Standard">TASK [Ping the docker prod container] ********************************************************************************************************</text:p>
      <text:p text:style-name="Standard">ok: [ubuntu3]</text:p>
      <text:p text:style-name="Standard"/>
      <text:p text:style-name="Standard">PLAY RECAP ***********************************************************************************************************************************</text:p>
      <text:p text:style-name="Standard">ubuntu1 <text:s text:c="19"/>: ok=3 <text:s text:c="3"/>changed=0 <text:s text:c="3"/>unreachable=0 <text:s text:c="3"/>failed=0 <text:s text:c="2"/></text:p>
      <text:p text:style-name="Standard">ubuntu2 <text:s text:c="19"/>: ok=2 <text:s text:c="3"/>changed=0 <text:s text:c="3"/>unreachable=0 <text:s text:c="3"/>failed=0 <text:s text:c="2"/></text:p>
      <text:p text:style-name="Standard">ubuntu3 <text:s text:c="19"/>: ok=2 <text:s text:c="3"/>changed=0 <text:s text:c="3"/>unreachable=0 <text:s text:c="3"/>failed=0 <text:s text:c="2"/></text:p>
      <text:p text:style-name="Standard"/>
      <text:p text:style-name="Standard">to get the output saved to a file</text:p>
      <text:p text:style-name="Standard"><text:soft-page-break/>------------------------------</text:p>
      <text:p text:style-name="Standard">root@ubuntu:~/verizon/Day2/ansible# ansible-playbook -i hosts ping.yml &gt; out.log</text:p>
      <text:p text:style-name="Standard"/>
      <text:p text:style-name="Standard">To get teh details of installed locations for troubleshooting (provide -v for verbose)</text:p>
      <text:p text:style-name="Standard">-----------------------------</text:p>
      <text:p text:style-name="Standard"/>
      <text:p text:style-name="Standard">root@ubuntu:~/verizon/Day2/ansible# ansible -i hosts all -m ping -vv</text:p>
      <text:p text:style-name="Standard">ansible 2.5.1</text:p>
      <text:p text:style-name="Standard"><text:s text:c="2"/>config file = /etc/ansible/ansible.cfg</text:p>
      <text:p text:style-name="Standard"><text:s text:c="2"/>configured module search path = [u'/root/.ansible/plugins/modules', u'/usr/share/ansible/plugins/modules']</text:p>
      <text:p text:style-name="Standard"><text:s text:c="2"/>ansible python module location = /usr/lib/python2.7/dist-packages/ansible</text:p>
      <text:p text:style-name="Standard"><text:s text:c="2"/>executable location = /usr/bin/ansible</text:p>
      <text:p text:style-name="Standard"><text:s text:c="2"/>python version = 2.7.15rc1 (default, Apr 15 2018, 21:51:34) [GCC 7.3.0]</text:p>
      <text:p text:style-name="Standard">Using /etc/ansible/ansible.cfg as config file</text:p>
      <text:p text:style-name="Standard">META: ran handlers</text:p>
      <text:p text:style-name="Standard">ubuntu3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ubuntu1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ubuntu2 | SUCCESS =&gt; {</text:p>
      <text:p text:style-name="Standard"><text:s text:c="4"/>"changed": false, </text:p>
      <text:p text:style-name="Standard"><text:s text:c="4"/>"ping": "pong"</text:p>
      <text:p text:style-name="Standard">}</text:p>
      <text:p text:style-name="Standard">META: ran handlers</text:p>
      <text:p text:style-name="Standard">META: ran handlers</text:p>
      <text:p text:style-name="Standard">root@ubuntu:~/verizon/Day2/ansible# </text:p>
      <text:p text:style-name="Standard"/>
      <text:p text:style-name="Standard">To get readily available modules (do an ansible --version cmd and go to ansible python module location /modules)</text:p>
      <text:p text:style-name="Standard">--------------------------------------------------------------------------------</text:p>
      <text:p text:style-name="Standard">root@ubuntu:/usr/lib/python2.7/dist-packages/ansible/modules# pwd</text:p>
      <text:p text:style-name="Standard">/usr/lib/python2.7/dist-packages/ansible/modules</text:p>
      <text:p text:style-name="Standard"/>
      <text:p text:style-name="Standard">to do the list of modules</text:p>
      <text:p text:style-name="Standard">-----------------------</text:p>
      <text:p text:style-name="Standard">ansible-doc -l</text:p>
      <text:p text:style-name="Standard"/>
      <text:p text:style-name="Standard">Eg: ansible-doc ping (for getting more details on single module)</text:p>
      <text:p text:style-name="Standard"/>
      <text:p text:style-name="Standard">Now change one port so that host will fail</text:p>
      <text:p text:style-name="Standard">-----------------</text:p>
      <text:p text:style-name="Standard">root@ubuntu:~/verizon/Day2/ansible# ansible-playbook -i hosts ping.yml</text:p>
      <text:p text:style-name="Standard"/>
      <text:p text:style-name="Standard">PLAY [This play demonstrates the use of ping module of dev hosts] ****************************************************************************</text:p>
      <text:p text:style-name="Standard"/>
      <text:p text:style-name="Standard"><text:soft-page-break/>TASK [Ping the docker dev container] *********************************************************************************************************</text:p>
      <text:p text:style-name="Standard">ok: [ubuntu1]</text:p>
      <text:p text:style-name="Standard"/>
      <text:p text:style-name="Standard">PLAY [This play demonstrates the use of ping module of qa hosts] **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</text:p>
      <text:p text:style-name="Standard">ok: [ubuntu1]</text:p>
      <text:p text:style-name="Standard">ok: [ubuntu2]</text:p>
      <text:p text:style-name="Standard"/>
      <text:p text:style-name="Standard">TASK [Ping the docker qa container] **********************************************************************************************************</text:p>
      <text:p text:style-name="Standard">ok: [ubuntu1]</text:p>
      <text:p text:style-name="Standard">ok: [ubuntu2]</text:p>
      <text:p text:style-name="Standard"/>
      <text:p text:style-name="Standard">PLAY [This play demonstrates the use of ping module of prod hosts] 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</text:p>
      <text:p text:style-name="Standard">fatal: [ubuntu3]: UNREACHABLE! =&gt; {"changed": false, "msg": "Failed to connect to the host via ssh: ssh: connect to host localhost port 2004: Connection refused\r\n", "unreachable": true}</text:p>
      <text:p text:style-name="Standard"><text:tab/>to retry, use: --limit @/root/verizon/Day2/ansible/ping.retry</text:p>
      <text:p text:style-name="Standard"/>
      <text:p text:style-name="Standard">PLAY RECAP ***********************************************************************************************************************************</text:p>
      <text:p text:style-name="Standard">ubuntu1 <text:s text:c="19"/>: ok=3 <text:s text:c="3"/>changed=0 <text:s text:c="3"/>unreachable=0 <text:s text:c="3"/>failed=0 <text:s text:c="2"/></text:p>
      <text:p text:style-name="Standard">ubuntu2 <text:s text:c="19"/>: ok=2 <text:s text:c="3"/>changed=0 <text:s text:c="3"/>unreachable=0 <text:s text:c="3"/>failed=0 <text:s text:c="2"/></text:p>
      <text:p text:style-name="Standard">ubuntu3 <text:s text:c="19"/>: ok=0 <text:s text:c="3"/>changed=0 <text:s text:c="3"/>unreachable=1 <text:s text:c="3"/>failed=0 <text:s text:c="2"/></text:p>
      <text:p text:style-name="Standard"/>
      <text:p text:style-name="Standard">root@ubuntu:~/verizon/Day2/ansible# </text:p>
      <text:p text:style-name="Standard"/>
      <text:p text:style-name="Standard">Now we can see a file called ping.retry that will have the host for which it failed. When running with this file next time it will execute the playbook tasks only on this host</text:p>
      <text:p text:style-name="Standard">------------------</text:p>
      <text:p text:style-name="Standard"/>
      <text:p text:style-name="Standard">root@ubuntu:~/verizon/Day2/ansible# ls -lrth</text:p>
      <text:p text:style-name="Standard">total 20K</text:p>
      <text:p text:style-name="Standard">drwxr-xr-x 3 root root 4.0K Sep <text:s/>3 22:04 ubuntu-ansible</text:p>
      <text:p text:style-name="Standard">-rw-r--r-- 1 root root <text:s/>451 Sep <text:s/>4 01:47 ping.yml</text:p>
      <text:p text:style-name="Standard">-rw-r--r-- 1 root root 1.6K Sep <text:s/>4 02:12 out.log</text:p>
      <text:p text:style-name="Standard">-rw-r--r-- 1 root root <text:s/>385 Sep <text:s/>4 02:23 hosts</text:p>
      <text:p text:style-name="Standard">-rw-r--r-- 1 root root <text:s text:c="3"/>8 Sep <text:s/>4 02:23 ping.retry</text:p>
      <text:p text:style-name="Standard">root@ubuntu:~/verizon/Day2/ansible# </text:p>
      <text:p text:style-name="Standard"/>
      <text:p text:style-name="Standard">Now make the correction to the port and retry with the below,</text:p>
      <text:p text:style-name="Standard"><text:soft-page-break/>------------------------------------</text:p>
      <text:p text:style-name="Standard"/>
      <text:p text:style-name="Standard">root@ubuntu:~/verizon/Day2/ansible# ansible-playbook -i hosts ping.yml --limit @/root/verizon/Day2/ansible/ping.retry</text:p>
      <text:p text:style-name="Standard"/>
      <text:p text:style-name="Standard">PLAY [This play demonstrates the use of ping module of dev hosts] ****************************************************************************</text:p>
      <text:p text:style-name="Standard">skipping: no hosts matched</text:p>
      <text:p text:style-name="Standard"/>
      <text:p text:style-name="Standard">PLAY [This play demonstrates the use of ping module of qa hosts] *****************************************************************************</text:p>
      <text:p text:style-name="Standard">skipping: no hosts matched</text:p>
      <text:p text:style-name="Standard"/>
      <text:p text:style-name="Standard">PLAY [This play demonstrates the use of ping module of prod hosts] 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</text:p>
      <text:p text:style-name="Standard">ok: [ubuntu3]</text:p>
      <text:p text:style-name="Standard"/>
      <text:p text:style-name="Standard">TASK [Ping the docker prod container] ********************************************************************************************************</text:p>
      <text:p text:style-name="Standard">ok: [ubuntu3]</text:p>
      <text:p text:style-name="Standard"/>
      <text:p text:style-name="Standard">PLAY RECAP ***********************************************************************************************************************************</text:p>
      <text:p text:style-name="Standard">ubuntu3 <text:s text:c="19"/>: ok=2 <text:s text:c="3"/>changed=0 <text:s text:c="3"/>unreachable=0 <text:s text:c="3"/>failed=0 <text:s text:c="2"/></text:p>
      <text:p text:style-name="Standard"/>
      <text:p text:style-name="Standard">root@ubuntu:~/verizon/Day2/ansible# </text:p>
      <text:p text:style-name="Standard"/>
      <text:p text:style-name="Standard"/>
      <text:p text:style-name="Standard">Now write a playbook to install vim and tree</text:p>
      <text:p text:style-name="Standard">--------------------------</text:p>
      <text:p text:style-name="Standard"/>
      <text:p text:style-name="Standard">Before performing do an update of teh repo that can be taken care with update_cache=yes</text:p>
      <text:p text:style-name="Standard"/>
      <text:p text:style-name="Standard">root@ubuntu:~/verizon/Day2/ansible# cat installvimandtree.yml </text:p>
      <text:p text:style-name="Standard">- name: Demo for use of apt module</text:p>
      <text:p text:style-name="Standard"><text:s text:c="2"/>hosts: all</text:p>
      <text:p text:style-name="Standard"><text:s text:c="2"/>tasks: </text:p>
      <text:p text:style-name="Standard"><text:s text:c="3"/>- name: Install vim editor</text:p>
      <text:p text:style-name="Standard"><text:s text:c="5"/>apt: name=vim state=latest update_cache=yes</text:p>
      <text:p text:style-name="Standard"/>
      <text:p text:style-name="Standard"><text:s text:c="3"/>- name: Install tree utility</text:p>
      <text:p text:style-name="Standard"><text:s text:c="5"/>apt: name=tree state=present update_cache=yes</text:p>
      <text:p text:style-name="Standard">root@ubuntu:~/verizon/Day2/ansible# </text:p>
      <text:p text:style-name="Standard">root@ubuntu:~/verizon/Day2/ansible# ansible-playbook -i hosts installvimandtree.yml </text:p>
      <text:p text:style-name="Standard"/>
      <text:p text:style-name="Standard"><text:soft-page-break/>PLAY [Demo for use of apt module] *********************************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</text:p>
      <text:p text:style-name="Standard">ok: [ubuntu2]</text:p>
      <text:p text:style-name="Standard">ok: [ubuntu1]</text:p>
      <text:p text:style-name="Standard">ok: [ubuntu3]</text:p>
      <text:p text:style-name="Standard"/>
      <text:p text:style-name="Standard">TASK [Install vim editor] ********************************************************************************************************************</text:p>
      <text:p text:style-name="Standard">changed: [ubuntu2]</text:p>
      <text:p text:style-name="Standard">changed: [ubuntu3]</text:p>
      <text:p text:style-name="Standard">changed: [ubuntu1]</text:p>
      <text:p text:style-name="Standard"/>
      <text:p text:style-name="Standard">TASK [Install tree utility] ******************************************************************************************************************</text:p>
      <text:p text:style-name="Standard">changed: [ubuntu1]</text:p>
      <text:p text:style-name="Standard">changed: [ubuntu2]</text:p>
      <text:p text:style-name="Standard">changed: [ubuntu3]</text:p>
      <text:p text:style-name="Standard"/>
      <text:p text:style-name="Standard">PLAY RECAP ***********************************************************************************************************************************</text:p>
      <text:p text:style-name="Standard">ubuntu1 <text:s text:c="19"/>: ok=3 <text:s text:c="3"/>changed=2 <text:s text:c="3"/>unreachable=0 <text:s text:c="3"/>failed=0 <text:s text:c="2"/></text:p>
      <text:p text:style-name="Standard">ubuntu2 <text:s text:c="19"/>: ok=3 <text:s text:c="3"/>changed=2 <text:s text:c="3"/>unreachable=0 <text:s text:c="3"/>failed=0 <text:s text:c="2"/></text:p>
      <text:p text:style-name="Standard">ubuntu3 <text:s text:c="19"/>: ok=3 <text:s text:c="3"/>changed=2 <text:s text:c="3"/>unreachable=0 <text:s text:c="3"/>failed=0 <text:s text:c="2"/></text:p>
      <text:p text:style-name="Standard"/>
      <text:p text:style-name="Standard">We can check the output thro ansible adhoc cmd</text:p>
      <text:p text:style-name="Standard">----------------------------------</text:p>
      <text:p text:style-name="Standard">root@ubuntu:~/verizon/Day2/ansible# ansible -i hosts ubuntu2 -m shell -a "tree /etc"</text:p>
      <text:p text:style-name="Standard">ubuntu2 | SUCCESS | rc=0 &gt;&gt;</text:p>
      <text:p text:style-name="Standard">/etc</text:p>
      <text:p text:style-name="Standard">|-- X11</text:p>
      <text:p text:style-name="Standard">| <text:s text:c="2"/>`-- xinit</text:p>
      <text:p text:style-name="Standard">| <text:s text:c="6"/>`-- xinitrc.d</text:p>
      <text:p text:style-name="Standard">|-- adduser.conf</text:p>
      <text:p text:style-name="Standard">|-- alternatives</text:p>
      <text:p text:style-name="Standard">| <text:s text:c="2"/>|-- README</text:p>
      <text:p text:style-name="Standard">.</text:p>
      <text:p text:style-name="Standard">.</text:p>
      <text:p text:style-name="Standard">.</text:p>
      <text:p text:style-name="Standard">.</text:p>
      <text:p text:style-name="Standard">|-- wgetrc</text:p>
      <text:p text:style-name="Standard">`-- xdg</text:p>
      <text:p text:style-name="Standard"><text:s text:c="4"/>`-- systemd</text:p>
      <text:p text:style-name="Standard"><text:s text:c="8"/>`-- user -&gt; ../../systemd/user</text:p>
      <text:p text:style-name="Standard"/>
      <text:p text:style-name="Standard">80 directories, 775 files</text:p>
      <text:p text:style-name="Standard"><text:soft-page-break/></text:p>
      <text:p text:style-name="Standard">To installing,config and deployment of webpage to nginx web server </text:p>
      <text:p text:style-name="Standard">----------------------------------------------------------------------</text:p>
      <text:p text:style-name="Standard"/>
      <text:p text:style-name="Standard">root@ubuntu:~/verizon/Day2/ansible# cat installnginx.yml </text:p>
      <text:p text:style-name="Standard">- name: Demo for installing,config and deployment of webpage to nginx web server </text:p>
      <text:p text:style-name="Standard"><text:s text:c="2"/>hosts: all</text:p>
      <text:p text:style-name="Standard"><text:s text:c="2"/>become: yes</text:p>
      <text:p text:style-name="Standard"><text:s text:c="2"/>tasks: </text:p>
      <text:p text:style-name="Standard"><text:s text:c="3"/>#This is a comment</text:p>
      <text:p text:style-name="Standard"><text:s text:c="3"/>- name: Install nginx web server</text:p>
      <text:p text:style-name="Standard"><text:s text:c="5"/>apt: name=nginx state=latest update_cache=yes</text:p>
      <text:p text:style-name="Standard"/>
      <text:p text:style-name="Standard">root@ubuntu:~/verizon/Day2/ansible# ansible-playbook -i hosts installnginx.yml </text:p>
      <text:p text:style-name="Standard"/>
      <text:p text:style-name="Standard">PLAY [Demo for installing,config and deployment of webpage to nginx web server] 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</text:p>
      <text:p text:style-name="Standard">ok: [ubuntu2]</text:p>
      <text:p text:style-name="Standard">ok: [ubuntu3]</text:p>
      <text:p text:style-name="Standard">ok: [ubuntu1]</text:p>
      <text:p text:style-name="Standard"/>
      <text:p text:style-name="Standard">TASK [Install nginx web server] **************************************************************************************************************</text:p>
      <text:p text:style-name="Standard">changed: [ubuntu3]</text:p>
      <text:p text:style-name="Standard">changed: [ubuntu2]</text:p>
      <text:p text:style-name="Standard">changed: [ubuntu1]</text:p>
      <text:p text:style-name="Standard"/>
      <text:p text:style-name="Standard">PLAY RECAP ***********************************************************************************************************************************</text:p>
      <text:p text:style-name="Standard">ubuntu1 <text:s text:c="19"/>: ok=2 <text:s text:c="3"/>changed=1 <text:s text:c="3"/>unreachable=0 <text:s text:c="3"/>failed=0 <text:s text:c="2"/></text:p>
      <text:p text:style-name="Standard">ubuntu2 <text:s text:c="19"/>: ok=2 <text:s text:c="3"/>changed=1 <text:s text:c="3"/>unreachable=0 <text:s text:c="3"/>failed=0 <text:s text:c="2"/></text:p>
      <text:p text:style-name="Standard">ubuntu3 <text:s text:c="19"/>: ok=2 <text:s text:c="3"/>changed=1 <text:s text:c="3"/>unreachable=0 <text:s text:c="3"/>failed=0 <text:s text:c="2"/></text:p>
      <text:p text:style-name="Standard"/>
      <text:p text:style-name="Standard">Verify by connecting the machine</text:p>
      <text:p text:style-name="Standard">----------------------</text:p>
      <text:p text:style-name="Standard">root@ubuntu1:~# cd /etc/n</text:p>
      <text:p text:style-name="Standard">network/ <text:s text:c="6"/>networks <text:s text:c="6"/>nginx/ <text:s text:c="8"/>nsswitch.conf <text:s/></text:p>
      <text:p text:style-name="Standard"/>
      <text:p text:style-name="Standard">Copy the default frile from ubuntu1 (/etc/nginx/sites-available/default) to local</text:p>
      <text:p text:style-name="Standard">----------</text:p>
      <text:p text:style-name="Standard">oot@ubuntu:~/verizon/Day2/ansible# docker cp ubuntu1:/etc/nginx/sites-available/default default</text:p>
      <text:p text:style-name="Standard">root@ubuntu:~/verizon/Day2/ansible# ls -lrth</text:p>
      <text:p text:style-name="Standard">total 44K</text:p>
      <text:p text:style-name="Standard">-rw-r--r-- 1 root root 2.1K Feb 11 <text:s/>2017 default</text:p>
      <text:p text:style-name="Standard"/>
      <text:p text:style-name="Standard">Modify the contents (modify the root default to <text:s/>#Configured by Arun for verizon).</text:p>
      <text:p text:style-name="Standard">/var/html</text:p>
      <text:p text:style-name="Standard"><text:soft-page-break/></text:p>
      <text:p text:style-name="Standard">So by this the default page becomes /var/html where we are going to replace the html contents as below on index.html.js</text:p>
      <text:p text:style-name="Standard"/>
      <text:p text:style-name="Standard">Next create a installnginx.yml file and make ready of index.html.js</text:p>
      <text:p text:style-name="Standard">-----------------------------------------</text:p>
      <text:p text:style-name="Standard"/>
      <text:p text:style-name="Standard">root@ubuntu:~/verizon/Day2/ansible# cat installnginx.yml</text:p>
      <text:p text:style-name="Standard">- name: Demo for installing,config and deployment of webpage to nginx web server </text:p>
      <text:p text:style-name="Standard"><text:s text:c="2"/>hosts: all</text:p>
      <text:p text:style-name="Standard"><text:s text:c="2"/>become: yes</text:p>
      <text:p text:style-name="Standard"><text:s text:c="2"/>vars: </text:p>
      <text:p text:style-name="Standard"><text:s text:c="3"/>- greeting_msg: Devops</text:p>
      <text:p text:style-name="Standard"><text:s text:c="3"/>- provitioner_tool: Docker</text:p>
      <text:p text:style-name="Standard"><text:s text:c="3"/>- automation_tool: Ansible <text:s/></text:p>
      <text:p text:style-name="Standard"><text:s text:c="2"/>tasks: </text:p>
      <text:p text:style-name="Standard"><text:s text:c="3"/>#This is a comment</text:p>
      <text:p text:style-name="Standard"><text:s text:c="3"/>- name: Install nginx web server</text:p>
      <text:p text:style-name="Standard"><text:s text:c="5"/>apt: </text:p>
      <text:p text:style-name="Standard"><text:s text:c="7"/>name: nginx </text:p>
      <text:p text:style-name="Standard"><text:s text:c="7"/>state: latest </text:p>
      <text:p text:style-name="Standard"><text:s text:c="7"/>update_cache: yes</text:p>
      <text:p text:style-name="Standard"/>
      <text:p text:style-name="Standard"><text:s text:c="3"/>- name: Configure nginx web root folder </text:p>
      <text:p text:style-name="Standard"><text:s text:c="5"/>copy: src=default dest=/etc/nginx/sites-available/default</text:p>
      <text:p text:style-name="Standard"/>
      <text:p text:style-name="Standard"><text:s text:c="3"/>- name: Restart the nginx server</text:p>
      <text:p text:style-name="Standard"><text:s text:c="5"/>command: service nginx restart</text:p>
      <text:p text:style-name="Standard"><text:s text:c="3"/></text:p>
      <text:p text:style-name="Standard"><text:s text:c="3"/>- name: Create the web root folder</text:p>
      <text:p text:style-name="Standard"><text:s text:c="5"/>file: path=/var/html state=directory mode=0777</text:p>
      <text:p text:style-name="Standard"><text:s text:c="3"/></text:p>
      <text:p text:style-name="Standard"><text:s text:c="3"/>- name: Deploy a web page into nginx web server</text:p>
      <text:p text:style-name="Standard"><text:s text:c="5"/>template: src=index.html.j2 dest=/var/html/index.html </text:p>
      <text:p text:style-name="Standard">root@ubuntu:~/verizon/Day2/ansible# </text:p>
      <text:p text:style-name="Standard"/>
      <text:p text:style-name="Standard"/>
      <text:p text:style-name="Standard">root@ubuntu:~/verizon/Day2/ansible# cat index.html.j2</text:p>
      <text:p text:style-name="Standard">&lt;html&gt;</text:p>
      <text:p text:style-name="Standard"><text:tab/>&lt;title&gt;Welcome to {{greeting_msg}}&lt;/title&gt;</text:p>
      <text:p text:style-name="Standard"><text:tab/>&lt;body&gt;</text:p>
      <text:p text:style-name="Standard"><text:tab/><text:tab/>&lt;h1&gt;Provitioner Tool used is {{provitioner_tool}}&lt;/h1&gt;</text:p>
      <text:p text:style-name="Standard"><text:tab/><text:tab/>&lt;h1&gt;Automation Tool used is {{automation_tool}}&lt;/h1&gt;</text:p>
      <text:p text:style-name="Standard"><text:tab/>&lt;/body&gt;</text:p>
      <text:p text:style-name="Standard">&lt;/html&gt;</text:p>
      <text:p text:style-name="Standard"/>
      <text:p text:style-name="Standard">Now execute teh playbook,</text:p>
      <text:p text:style-name="Standard">-----------------------</text:p>
      <text:p text:style-name="Standard">root@ubuntu:~/verizon/Day2/ansible# ansible-playbook -i hosts installnginx.yml </text:p>
      <text:p text:style-name="Standard"/>
      <text:p text:style-name="Standard">PLAY [Demo for installing,config and deployment of webpage to nginx web server] **************************************************************</text:p>
      <text:p text:style-name="Standard"/>
      <text:p text:style-name="Standard"><text:soft-page-break/>TASK [Gathering Facts] ***********************************************************************************************************************</text:p>
      <text:p text:style-name="Standard">ok: [ubuntu1]</text:p>
      <text:p text:style-name="Standard">ok: [ubuntu2]</text:p>
      <text:p text:style-name="Standard">ok: [ubuntu3]</text:p>
      <text:p text:style-name="Standard"/>
      <text:p text:style-name="Standard">TASK [Install nginx web server] **************************************************************************************************************</text:p>
      <text:p text:style-name="Standard">ok: [ubuntu2]</text:p>
      <text:p text:style-name="Standard">ok: [ubuntu3]</text:p>
      <text:p text:style-name="Standard">ok: [ubuntu1]</text:p>
      <text:p text:style-name="Standard"/>
      <text:p text:style-name="Standard">TASK [Configure nginx web root folder] *******************************************************************************************************</text:p>
      <text:p text:style-name="Standard">changed: [ubuntu3]</text:p>
      <text:p text:style-name="Standard">changed: [ubuntu1]</text:p>
      <text:p text:style-name="Standard">changed: [ubuntu2]</text:p>
      <text:p text:style-name="Standard"/>
      <text:p text:style-name="Standard">TASK [Restart the nginx server] **************************************************************************************************************</text:p>
      <text:p text:style-name="Standard"><text:s/>[WARNING]: Consider using the service module rather than running service. <text:s/>If you need to use command because service is insufficient you</text:p>
      <text:p text:style-name="Standard">can add warn=False to this command task or set command_warnings=False in ansible.cfg to get rid of this message.</text:p>
      <text:p text:style-name="Standard"/>
      <text:p text:style-name="Standard">changed: [ubuntu3]</text:p>
      <text:p text:style-name="Standard">changed: [ubuntu1]</text:p>
      <text:p text:style-name="Standard">changed: [ubuntu2]</text:p>
      <text:p text:style-name="Standard"/>
      <text:p text:style-name="Standard">TASK [Create the web root folder] ************************************************************************************************************</text:p>
      <text:p text:style-name="Standard">changed: [ubuntu3]</text:p>
      <text:p text:style-name="Standard">changed: [ubuntu1]</text:p>
      <text:p text:style-name="Standard">changed: [ubuntu2]</text:p>
      <text:p text:style-name="Standard"/>
      <text:p text:style-name="Standard">TASK [Deploy a web page into nginx web server] ***********************************************************************************************</text:p>
      <text:p text:style-name="Standard">changed: [ubuntu3]</text:p>
      <text:p text:style-name="Standard">changed: [ubuntu1]</text:p>
      <text:p text:style-name="Standard">changed: [ubuntu2]</text:p>
      <text:p text:style-name="Standard"/>
      <text:p text:style-name="Standard">PLAY RECAP ***********************************************************************************************************************************</text:p>
      <text:p text:style-name="Standard">ubuntu1 <text:s text:c="19"/>: ok=6 <text:s text:c="3"/>changed=4 <text:s text:c="3"/>unreachable=0 <text:s text:c="3"/>failed=0 <text:s text:c="2"/></text:p>
      <text:p text:style-name="Standard">ubuntu2 <text:s text:c="19"/>: ok=6 <text:s text:c="3"/>changed=4 <text:s text:c="3"/>unreachable=0 <text:s text:c="3"/>failed=0 <text:s text:c="2"/></text:p>
      <text:p text:style-name="Standard">ubuntu3 <text:s text:c="19"/>: ok=6 <text:s text:c="3"/>changed=4 <text:s text:c="3"/>unreachable=0 <text:s text:c="3"/>failed=0 <text:s text:c="2"/></text:p>
      <text:p text:style-name="Standard"><text:soft-page-break/></text:p>
      <text:p text:style-name="Standard">Now check the changes are deployed in the containers, connect the container abnd check the file /etc/nginx/sites-available/default</text:p>
      <text:p text:style-name="Standard"/>
      <text:p text:style-name="Standard">Also go to url and type localhost:8000 or the port of the container then get the page with provoded details.</text:p>
      <text:p text:style-name="Standard"/>
      <text:p text:style-name="Standard"/>
      <text:p text:style-name="Standard">We can re-write the playbook in a much simpler way by modifying the yml fi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5:34:35.977024186</meta:creation-date>
    <dc:date>2018-09-04T05:35:28.445137737</dc:date>
    <meta:editing-duration>PT1M4S</meta:editing-duration>
    <meta:editing-cycles>1</meta:editing-cycles>
    <meta:document-statistic meta:table-count="0" meta:image-count="0" meta:object-count="0" meta:page-count="12" meta:paragraph-count="386" meta:word-count="1743" meta:character-count="18516" meta:non-whitespace-character-count="16181"/>
    <meta:generator>LibreOffice/6.0.3.2$Linux_X86_64 LibreOffice_project/00m0$Build-2</meta:generator>
  </office:meta>
</office:document-meta>
</file>